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Chapter_20_Title" style:master-page-name="First_20_Page">
      <style:paragraph-properties style:page-number="auto"/>
    </style:style>
    <style:style style:name="P6" style:family="paragraph">
      <style:paragraph-properties fo:margin-top="0in" fo:margin-bottom="0.0835in" style:writing-mode="lr-tb"/>
    </style:style>
    <style:style style:name="P7" style:family="paragraph">
      <style:paragraph-properties fo:margin-top="0in" fo:margin-bottom="0in" style:text-autospace="none" style:writing-mode="lr-tb"/>
    </style:style>
    <style:style style:name="P8" style:family="paragraph">
      <style:paragraph-properties style:writing-mode="lr-tb"/>
    </style:style>
    <style:style style:name="T1" style:family="text">
      <style:text-properties officeooo:rsid="000da65d"/>
    </style:style>
    <style:style style:name="T2" style:family="text">
      <style:text-properties officeooo:rsid="000dbbe2"/>
    </style:style>
    <style:style style:name="T3" style:family="text"/>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officeooo:rsid="000da65d"/>
    </style:style>
    <style:style style:name="T8" style:family="text">
      <style:text-properties officeooo:rsid="000dbbe2"/>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fo:language="none" fo:country="none" style:font-name-complex="Times" text:display="true"/>
    </style:style>
    <style:style style:name="T12" style:family="text">
      <style:text-properties style:font-name="Times" style:font-name-complex="Times" text:display="true"/>
    </style:style>
    <style:style style:name="T13" style:family="text">
      <style:text-properties style:font-name="Times" style:language-asian="en" style:country-asian="US" style:font-name-complex="Times" text:display="true"/>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officeooo:rsid="000da65d" style:font-name-asian="TheSansMonoConNormal"/>
    </style:style>
    <style:style style:name="T19" style:family="text">
      <style:text-properties style:font-name="Utopia-Bold" style:font-name-complex="Utopia-Bold"/>
    </style:style>
    <style:style style:name="T20" style:family="text">
      <style:text-properties style:font-name="Utopia-Bold" fo:font-weight="bold" style:font-weight-asian="bold" style:font-name-complex="Utopia-Bold" style:font-weight-complex="bold"/>
    </style:style>
    <style:style style:name="T21" style:family="text">
      <style:text-properties style:font-name="TheSansMonoCondensed-Bold" style:font-name-complex="TheSansMonoCondensed-Bold"/>
    </style:style>
    <style:style style:name="T22" style:family="text">
      <style:text-properties fo:letter-spacing="-0.0008in"/>
    </style:style>
    <style:style style:name="T23" style:family="text">
      <style:text-properties officeooo:rsid="000c292f"/>
    </style:style>
    <style:style style:name="T24" style:family="text">
      <style:text-properties officeooo:rsid="000f3d3f"/>
    </style:style>
    <style:style style:name="T25" style:family="text">
      <style:text-properties officeooo:rsid="0010e7fb"/>
    </style:style>
    <style:style style:name="T26" style:family="text">
      <style:text-properties style:use-window-font-color="true" style:font-name="Times" fo:font-size="10pt" fo:language="none" fo:country="none" style:font-name-asian="Times New Roman" style:font-size-asian="10pt" style:font-name-complex="Times" style:font-size-complex="10pt" style:language-complex="ar" style:country-complex="SA"/>
    </style:style>
    <style:style style:name="T27" style:family="text">
      <style:text-properties fo:color="#dcdcdc" style:font-name="Consolas" fo:font-size="9.5pt" fo:language="en" fo:country="US" style:font-name-asian="Times New Roman" style:font-size-asian="9.5pt" style:font-name-complex="Consolas" style:font-size-complex="9.5pt" style:language-complex="ar" style:country-complex="SA"/>
    </style:style>
    <style:style style:name="T28" style:family="text">
      <style:text-properties fo:color="#569cd6" style:font-name="Consolas" fo:font-size="9.5pt" fo:language="en" fo:country="US" style:font-name-asian="Times New Roman" style:font-size-asian="9.5pt" style:font-name-complex="Consolas" style:font-size-complex="9.5pt" style:language-complex="ar" style:country-complex="SA"/>
    </style:style>
    <style:style style:name="T29" style:family="text">
      <style:text-properties fo:color="#b4b4b4" style:font-name="Consolas" fo:font-size="9.5pt" fo:language="en" fo:country="US" style:font-name-asian="Times New Roman" style:font-size-asian="9.5pt" style:font-name-complex="Consolas" style:font-size-complex="9.5pt" style:language-complex="ar" style:country-complex="SA"/>
    </style:style>
    <style:style style:name="T30" style:family="text">
      <style:text-properties fo:color="#c8c8c8" style:font-name="Consolas" fo:font-size="9.5pt" fo:language="en" fo:country="US" style:font-name-asian="Times New Roman" style:font-size-asian="9.5pt" style:font-name-complex="Consolas" style:font-size-complex="9.5pt" style:language-complex="ar" style:country-complex="SA"/>
    </style:style>
    <style:style style:name="T31" style:family="text">
      <style:text-properties fo:color="#c8c8c8" style:font-name="Consolas" fo:font-size="9.5pt" fo:language="none" fo:country="none" style:font-name-asian="Times New Roman" style:font-size-asian="9.5pt" style:font-name-complex="Consolas" style:font-size-complex="9.5pt" style:language-complex="ar" style:country-complex="SA"/>
    </style:style>
    <style:style style:name="T32" style:family="text">
      <style:text-properties fo:color="#dcdcdc" style:font-name="Consolas" fo:font-size="9.5pt" fo:language="none" fo:country="none" style:font-name-asian="Times New Roman" style:font-size-asian="9.5pt" style:font-name-complex="Consolas" style:font-size-complex="9.5pt" style:language-complex="ar" style:country-complex="SA"/>
    </style:style>
    <style:style style:name="T33" style:family="text">
      <style:text-properties fo:color="#b4b4b4" style:font-name="Consolas" fo:font-size="9.5pt" fo:language="none" fo:country="none" style:font-name-asian="Times New Roman" style:font-size-asian="9.5pt" style:font-name-complex="Consolas" style:font-size-complex="9.5pt" style:language-complex="ar" style:country-complex="SA"/>
    </style:style>
    <style:style style:name="T34" style:family="text">
      <style:text-properties fo:color="#7f7f7f" style:font-name="Consolas" fo:font-size="9.5pt" fo:language="none" fo:country="none" style:font-name-asian="Times New Roman" style:font-size-asian="9.5pt" style:font-name-complex="Consolas" style:font-size-complex="9.5pt" style:language-complex="ar" style:country-complex="SA"/>
    </style:style>
    <style:style style:name="T35"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8808592" text:id="ct108808592">
          <text:insertion>
            <office:change-info>
              <dc:creator>Ray Lischner</dc:creator>
              <dc:date>2013-09-29T20:50:00</dc:date>
            </office:change-info>
          </text:insertion>
        </text:changed-region>
        <text:changed-region xml:id="ct106572816" text:id="ct106572816">
          <text:deletion>
            <office:change-info>
              <dc:creator>Ray Lischner</dc:creator>
              <dc:date>2013-09-29T20:50:00</dc:date>
            </office:change-info>
            <text:p text:style-name="Code">
       <text:span text:style-name="T1"><text:s/>: v</text:span>
      </text:p>
          </text:deletion>
        </text:changed-region>
        <text:changed-region xml:id="ct105494400" text:id="ct105494400">
          <text:insertion>
            <office:change-info>
              <dc:creator>Ray Lischner</dc:creator>
              <dc:date>2013-09-29T20:50:00</dc:date>
            </office:change-info>
          </text:insertion>
        </text:changed-region>
        <text:changed-region xml:id="ct108771008" text:id="ct108771008">
          <text:insertion>
            <office:change-info>
              <dc:creator>Ray Lischner</dc:creator>
              <dc:date>2013-09-29T20:50:00</dc:date>
            </office:change-info>
          </text:insertion>
        </text:changed-region>
        <text:changed-region xml:id="ct98559824" text:id="ct98559824">
          <text:insertion>
            <office:change-info>
              <dc:creator>Ray Lischner</dc:creator>
              <dc:date>2013-09-29T20:50:00</dc:date>
            </office:change-info>
          </text:insertion>
        </text:changed-region>
        <text:changed-region xml:id="ct103756672" text:id="ct103756672">
          <text:insertion>
            <office:change-info>
              <dc:creator>Ray Lischner</dc:creator>
              <dc:date>2013-09-29T20:50:00</dc:date>
            </office:change-info>
          </text:insertion>
        </text:changed-region>
        <text:changed-region xml:id="ct109590016" text:id="ct109590016">
          <text:deletion>
            <office:change-info>
              <dc:creator>Ray Lischner</dc:creator>
              <dc:date>2013-09-29T20:52:00</dc:date>
            </office:change-info>
            <text:p text:style-name="Code">std::vector&lt;int&gt;::iterator</text:p>
          </text:deletion>
        </text:changed-region>
        <text:changed-region xml:id="ct106188720" text:id="ct106188720">
          <text:insertion>
            <office:change-info>
              <dc:creator>Ray Lischner</dc:creator>
              <dc:date>2013-09-29T20:52:00</dc:date>
            </office:change-info>
          </text:insertion>
        </text:changed-region>
        <text:changed-region xml:id="ct106461200" text:id="ct106461200">
          <text:insertion>
            <office:change-info>
              <dc:creator>Ray Lischner</dc:creator>
              <dc:date>2013-09-29T20:52:00</dc:date>
            </office:change-info>
          </text:insertion>
        </text:changed-region>
        <text:changed-region xml:id="ct106602000" text:id="ct106602000">
          <text:deletion>
            <office:change-info>
              <dc:creator>Ray Lischner</dc:creator>
              <dc:date>2013-09-29T20:52:00</dc:date>
            </office:change-info>
            <text:p text:style-name="Code">
       <text:span text:style-name="T2">{</text:span>
      </text:p>
          </text:deletion>
        </text:changed-region>
        <text:changed-region xml:id="ct104526496" text:id="ct104526496">
          <text:insertion>
            <office:change-info>
              <dc:creator>Ray Lischner</dc:creator>
              <dc:date>2013-09-29T20:52:00</dc:date>
            </office:change-info>
          </text:insertion>
        </text:changed-region>
        <text:changed-region xml:id="ct100611760" text:id="ct100611760">
          <text:insertion>
            <office:change-info>
              <dc:creator>Ray Lischner</dc:creator>
              <dc:date>2013-09-29T20:52:00</dc:date>
            </office:change-info>
          </text:insertion>
        </text:changed-region>
        <text:changed-region xml:id="ct99952672" text:id="ct99952672">
          <text:deletion>
            <office:change-info>
              <dc:creator>Ray Lischner</dc:creator>
              <dc:date>2013-09-29T20:52:00</dc:date>
            </office:change-info>
            <text:p text:style-name="Code">
       <text:span text:style-name="T2">}</text:span>
      </text:p>
          </text:deletion>
        </text:changed-region>
        <text:changed-region xml:id="ct104245296" text:id="ct104245296">
          <text:deletion>
            <office:change-info>
              <dc:creator>Ray Lischner</dc:creator>
              <dc:date>2013-09-29T20:52:00</dc:date>
            </office:change-info>
            <text:p text:style-name="Code">{</text:p>
          </text:deletion>
        </text:changed-region>
        <text:changed-region xml:id="ct80959344" text:id="ct80959344">
          <text:insertion>
            <office:change-info>
              <dc:creator>Ray Lischner</dc:creator>
              <dc:date>2013-09-29T20:52:00</dc:date>
            </office:change-info>
          </text:insertion>
        </text:changed-region>
        <text:changed-region xml:id="ct100809216" text:id="ct100809216">
          <text:insertion>
            <office:change-info>
              <dc:creator>Ray Lischner</dc:creator>
              <dc:date>2013-09-29T20:52:00</dc:date>
            </office:change-info>
          </text:insertion>
        </text:changed-region>
        <text:changed-region xml:id="ct102925872" text:id="ct102925872">
          <text:deletion>
            <office:change-info>
              <dc:creator>Ray Lischner</dc:creator>
              <dc:date>2013-09-29T20:52:00</dc:date>
            </office:change-info>
            <text:p text:style-name="Code">
       <text:span text:style-name="T2">}</text:span>
      </text:p>
          </text:deletion>
        </text:changed-region>
        <text:changed-region xml:id="ct100228016" text:id="ct100228016">
          <text:insertion>
            <office:change-info>
              <dc:creator>Ray Lischner</dc:creator>
              <dc:date>2013-09-29T20:52:00</dc:date>
            </office:change-info>
          </text:insertion>
        </text:changed-region>
        <text:changed-region xml:id="ct107462144" text:id="ct107462144">
          <text:insertion>
            <office:change-info>
              <dc:creator>Ray Lischner</dc:creator>
              <dc:date>2013-09-29T20:52:00</dc:date>
            </office:change-info>
          </text:insertion>
        </text:changed-region>
        <text:changed-region xml:id="ct108944672" text:id="ct108944672">
          <text:insertion>
            <office:change-info>
              <dc:creator>Ray Lischner</dc:creator>
              <dc:date>2013-09-29T22:00:00</dc:date>
            </office:change-info>
          </text:insertion>
        </text:changed-region>
        <text:changed-region xml:id="ct77471520" text:id="ct77471520">
          <text:insertion>
            <office:change-info>
              <dc:creator>Ray Lischner</dc:creator>
              <dc:date>2013-09-29T22:00:00</dc:date>
            </office:change-info>
          </text:insertion>
        </text:changed-region>
        <text:changed-region xml:id="ct107633824" text:id="ct107633824">
          <text:deletion>
            <office:change-info>
              <dc:creator>Stefan Turalski</dc:creator>
              <dc:date>2013-09-12T22:07:00</dc:date>
            </office:change-info>
            <text:p text:style-name="Text_20_body">references.Aa</text:p>
          </text:deletion>
        </text:changed-region>
        <text:changed-region xml:id="ct98404736" text:id="ct98404736">
          <text:insertion>
            <office:change-info>
              <dc:creator>Stefan Turalski</dc:creator>
              <dc:date>2013-09-12T22:07:00</dc:date>
            </office:change-info>
          </text:insertion>
        </text:changed-region>
        <text:changed-region xml:id="ct105381872" text:id="ct105381872">
          <text:deletion>
            <office:change-info>
              <dc:creator>Ray Lischner</dc:creator>
              <dc:date>2013-09-26T17:47:00</dc:date>
            </office:change-info>
            <text:p text:style-name="Text_20_body">a</text:p>
          </text:deletion>
        </text:changed-region>
        <text:changed-region xml:id="ct107699760" text:id="ct107699760">
          <text:insertion>
            <office:change-info>
              <dc:creator>Ray Lischner</dc:creator>
              <dc:date>2013-09-29T20:53:00</dc:date>
            </office:change-info>
          </text:insertion>
        </text:changed-region>
        <text:changed-region xml:id="ct102761792" text:id="ct102761792">
          <text:deletion>
            <office:change-info>
              <dc:creator>Ray Lischner</dc:creator>
              <dc:date>2013-09-29T20:53:00</dc:date>
            </office:change-info>
            <text:p text:style-name="Body_20_Text_20_First">
       <text:span text:style-name="T2">new</text:span>
      </text:p>
          </text:deletion>
        </text:changed-region>
        <text:changed-region xml:id="ct104236544" text:id="ct104236544">
          <text:deletion>
            <office:change-info>
              <dc:creator>Ray Lischner</dc:creator>
              <dc:date>2013-09-26T17:49:00</dc:date>
            </office:change-info>
            <text:p text:style-name="Side_20_Bar_20_Body">c</text:p>
          </text:deletion>
        </text:changed-region>
        <text:changed-region xml:id="ct106797520" text:id="ct106797520">
          <text:insertion>
            <office:change-info>
              <dc:creator>Ray Lischner</dc:creator>
              <dc:date>2013-09-26T17:49:00</dc:date>
            </office:change-info>
          </text:insertion>
        </text:changed-region>
        <text:changed-region xml:id="ct103925312" text:id="ct103925312">
          <text:deletion>
            <office:change-info>
              <dc:creator>Ray Lischner</dc:creator>
              <dc:date>2013-09-29T20:55:00</dc:date>
            </office:change-info>
            <text:p text:style-name="Code">data</text:p>
          </text:deletion>
        </text:changed-region>
        <text:changed-region xml:id="ct106892848" text:id="ct106892848">
          <text:insertion>
            <office:change-info>
              <dc:creator>Ray Lischner</dc:creator>
              <dc:date>2013-09-29T20:55:00</dc:date>
            </office:change-info>
          </text:insertion>
        </text:changed-region>
        <text:changed-region xml:id="ct98640880" text:id="ct98640880">
          <text:deletion>
            <office:change-info>
              <dc:creator>Ray Lischner</dc:creator>
              <dc:date>2013-09-29T20:55:00</dc:date>
            </office:change-info>
            <text:p text:style-name="Code">data</text:p>
          </text:deletion>
        </text:changed-region>
        <text:changed-region xml:id="ct69974048" text:id="ct69974048">
          <text:insertion>
            <office:change-info>
              <dc:creator>Ray Lischner</dc:creator>
              <dc:date>2013-09-29T20:55:00</dc:date>
            </office:change-info>
          </text:insertion>
        </text:changed-region>
        <text:changed-region xml:id="ct98669536" text:id="ct98669536">
          <text:deletion>
            <office:change-info>
              <dc:creator>Ray Lischner</dc:creator>
              <dc:date>2013-09-29T20:55:00</dc:date>
            </office:change-info>
            <text:p text:style-name="Code">data</text:p>
          </text:deletion>
        </text:changed-region>
        <text:changed-region xml:id="ct104970880" text:id="ct104970880">
          <text:insertion>
            <office:change-info>
              <dc:creator>Ray Lischner</dc:creator>
              <dc:date>2013-09-29T20:55:00</dc:date>
            </office:change-info>
          </text:insertion>
        </text:changed-region>
        <text:changed-region xml:id="ct80236768" text:id="ct80236768">
          <text:insertion>
            <office:change-info>
              <dc:creator>Ray Lischner</dc:creator>
              <dc:date>2013-09-29T20:57:00</dc:date>
            </office:change-info>
          </text:insertion>
        </text:changed-region>
        <text:changed-region xml:id="ct109477168" text:id="ct109477168">
          <text:deletion>
            <office:change-info>
              <dc:creator>Ray Lischner</dc:creator>
              <dc:date>2013-09-29T20:57:00</dc:date>
            </office:change-info>
            <text:p text:style-name="Code"><text:s/>&lt;&lt; separator</text:p>
          </text:deletion>
        </text:changed-region>
        <text:changed-region xml:id="ct105577360" text:id="ct105577360">
          <text:insertion>
            <office:change-info>
              <dc:creator>Ray Lischner</dc:creator>
              <dc:date>2013-09-29T20:58:00</dc:date>
            </office:change-info>
          </text:insertion>
        </text:changed-region>
        <text:changed-region xml:id="ct106766208" text:id="ct106766208">
          <text:deletion>
            <office:change-info>
              <dc:creator>Ray Lischner</dc:creator>
              <dc:date>2013-09-29T20:58:00</dc:date>
            </office:change-info>
            <text:p text:style-name="Text_20_body">
       <text:span text:style-name="T2">Now you know why I used iterators instead of a range-based for loop. Ordinarily, a range-based loop makes more sense, </text:span>
      </text:p>
          </text:deletion>
        </text:changed-region>
        <text:changed-region xml:id="ct105110928" text:id="ct105110928">
          <text:deletion>
            <office:change-info>
              <dc:creator>Ray Lischner</dc:creator>
              <dc:date>2013-09-29T20:58:00</dc:date>
            </office:change-info>
            <text:p text:style-name="Text_20_body"><text:span text:style-name="Code_20_Inline">iterator</text:span> and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unction Arguments<text:span text:style-name="Comment_20_Reference"><text:span text:style-name="T10"><office:annotation><dc:creator>Stefan Turalski</dc:creator><dc:date>2013-09-12T22:37:00</dc:date><text:p text:style-name="P6"><text:span text:style-name="T26">Nice chapter on the passing arguments per value vs. reference. It somehow skims over the whole concept of r/lvalue, but does it gently and in not harmfull way, so it should be easy to move to more advanced constructions later (T&amp;&amp; and these like).</text:span></text:p><text:p text:style-name="P6"><text:span text:style-name="T26"/></text:p><text:p text:style-name="P6"><text:span text:style-name="T26">I guess there is small issue with the add method (first one uses auto, but not on &amp;i, whilst second listing uses iterator – bit strange).</text:span></text:p><text:p text:style-name="P6"><text:span text:style-name="T26"/></text:p><text:p text:style-name="P6"><text:span text:style-name="T26">Also I guess it’s obligatory to point out what T&amp; const param1 does (or rather what it doesn’t do).</text:span></text:p></office:annotation></text:span></text:span></text:p>
      <text:p text:style-name="Body_20_Text_20_First">This Exploration continues the examination of functions introduced in Exploration 20 by focusing on argument-passing. Take a closer look. Remember that <text:span text:style-name="Emphasis"><text:span text:style-name="T14">arguments</text:span></text:span> are the expressions that you pass to a function in a function call. <text:span text:style-name="Emphasis"><text:span text:style-name="T14">Parameters</text:span></text:span> are the variables that you declare in the function declaration. <text:s/>This Exploration introduces the topic of function arguments, an area of C++ 11 that is surprisingly complex and subtle.</text:p>
      <text:h text:style-name="Heading_20_1" text:outline-level="1">Argument Passing</text:h>
      <text:p text:style-name="Body_20_Text_20_First">Read through Listing 21-1 then answer the questions that follow it.</text:p>
      <text:p text:style-name="Code_20_Caption"><text:span text:style-name="T16">Listing 21-1.</text:span> Function Arguments and Parameters</text:p>
      <text:p text:style-name="Code">#include &lt;algorithm&gt;</text:p>
      <text:p text:style-name="Code">#include &lt;iostream&gt;</text:p>
      <text:p text:style-name="Code">#include &lt;iterator&gt;</text:p>
      <text:p text:style-name="Code">#include &lt;vector&gt;</text:p>
      <text:p text:style-name="Code"/>
      <text:p text:style-name="Code">void modify(int x)</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void print_vector(std::vector&lt;int&gt;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void add(std::vector&lt;int&gt; v, int a)</text:p>
      <text:p text:style-name="Code">{</text:p>
      <text:p text:style-name="Code"><text:span text:style-name="T17"><text:s text:c="2"/></text:span>for (auto i<text:change-start text:change-id="ct108808592"/><text:span text:style-name="T1">ter(v.begin()), end(v.end()); iter != end; ++iter</text:span><text:change-end text:change-id="ct108808592"/><text:change text:change-id="ct106572816"/>)</text:p>
      <text:p text:style-name="Code"><text:soft-page-break/><text:span text:style-name="T17"><text:s text:c="4"/></text:span><text:change-start text:change-id="ct105494400"/><text:span text:style-name="T18">*</text:span><text:change-end text:change-id="ct105494400"/>i<text:change-start text:change-id="ct108771008"/><text:span text:style-name="T1">ter</text:span><text:change-end text:change-id="ct108771008"/> = <text:change-start text:change-id="ct98559824"/><text:span text:style-name="T1">*</text:span><text:change-end text:change-id="ct98559824"/>i<text:change-start text:change-id="ct103756672"/><text:span text:style-name="T1">ter</text:span><text:change-end text:change-id="ct103756672"/> + a;</text:p>
      <text:p text:style-name="Code"><text:span text:style-name="Comment_20_Reference"><text:span text:style-name="T13"><office:annotation><dc:creator>Stefan Turalski</dc:creator><dc:date>2013-09-12T21:59:00</dc:date><text:p text:style-name="P6"><text:span text:style-name="T26">Should we start from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
    <text:span text:style-name="Strong_20_Emphasis">Predict what the program will print.</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 <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When I run the program, I get the following results:</text:p>
      <text:p text:style-name="Code">a=42</text:p>
      <text:p text:style-name="Code"><text:soft-page-break/>b=42</text:p>
      <text:p text:style-name="Code">{ 10 20 30 40 }</text:p>
      <text:p text:style-name="Code">{ 10 20 30 40 }</text:p>
      <text:p text:style-name="Text_20_body">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Text_20_body">As you can see, C++ passes arguments <text:span text:style-name="Emphasis"><text:span text:style-name="T14">by value</text:span></text:span>—that is, it copies the argument value to the parameter. The function can do whatever it wants with the parameter, but when the function returns, the parameter goes away, and the caller never sees any changes the function made.</text:p>
      <text:p text:style-name="Text_20_body">If you want to return a value to the caller, use a <text:span text:style-name="Code_20_Inline">return</text:span> statement, as was done in the <text:span text:style-name="Code_20_Inline">triple</text:span> function.</text:p>
      <text:p text:style-name="Text_20_body">
    <text:span text:style-name="Strong_20_Emphasis">Rewrite the add function so it returns the modified vector to the caller.</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Compare your solution with the following code block:</text:p>
      <text:p text:style-name="Code">std::vector&lt;int&gt; add(std::vector&lt;int&gt; v, int a)</text:p>
      <text:p text:style-name="Code">{</text:p>
      <text:p text:style-name="Code"><text:span text:style-name="T17"><text:s text:c="2"/></text:span>std::vector&lt;int&gt; result{};</text:p>
      <text:p text:style-name="Code"><text:span text:style-name="T17"><text:s text:c="2"/></text:span>for (auto i : v)</text:p>
      <text:p text:style-name="Code"><text:span text:style-name="T17"><text:s text:c="4"/></text:span>result.push_back(i + a);</text:p>
      <text:p text:style-name="Code"><text:span text:style-name="T17"><text:s text:c="2"/></text:span>return result;</text:p>
      <text:p text:style-name="Code">}</text:p>
      <text:p text:style-name="Text_20_body">To call the new <text:span text:style-name="Code_20_Inline">add</text:span>, you must assign the function’s result to a variable.</text:p>
      <text:p text:style-name="Code">data = add(data, 42);</text:p>
      <text:p text:style-name="Text_20_body">
    <text:soft-page-break/>
    <text:span text:style-name="Strong_20_Emphasis">
     <text:span text:style-name="T19">What is the problem with this new version of</text:span>
    </text:span>
    <text:span text:style-name="Strong_20_Emphasis"> </text:span>
    <text:span text:style-name="Strong_20_Emphasis">
     <text:span text:style-name="T21">add</text:span>
    </text:span>
    <text:span text:style-name="Strong_20_Emphasis">?</text:span>
   </text:p>
      <text:p text:style-name="Unnumbered_20_List">_____________________________________________________________</text:p>
      <text:p text:style-name="Unnumbered_20_List">_____________________________________________________________</text:p>
      <text:p text:style-name="Text_20_body">Consider what would happen when you call <text:span text:style-name="Code_20_Inline">add</text:span> with a very large vector. The function makes an entirely new copy of its argument, consuming twice as much memory as it really ought to.</text:p>
      <text:h text:style-name="Heading_20_1" text:outline-level="1">Pass-by-Reference</text:h>
      <text:p text:style-name="Body_20_Text_20_First">Instead of passing large objects (such as vectors) by value, C++ lets you pass them <text:span text:style-name="T15">by reference</text:span>. Add an ampersand (<text:span text:style-name="Code_20_Inline">&amp;</text:span>) after the type name in the function parameter declaration. <text:span text:style-name="Strong_20_Emphasis"><text:span text:style-name="T19">Change Listing 21-1 </text:span></text:span><text:span text:style-name="Comment_20_Reference"><text:span text:style-name="T12"><office:annotation><dc:creator>Stefan Turalski</dc:creator><dc:date>2013-09-12T21:58:00</dc:date><text:p text:style-name="P7"><text:span text:style-name="T35">I guess that won’t work as in 21-1 has </text:span><text:span text:style-name="T27"><text:tab/></text:span><text:span text:style-name="T28">for</text:span><text:span text:style-name="T27"> </text:span><text:span text:style-name="T29">(</text:span><text:span text:style-name="T28">auto</text:span><text:span text:style-name="T27"> </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text:p text:style-name="P6"><text:span text:style-name="T26"/></text:p><text:p text:style-name="P6"><text:span text:style-name="T26">I guess we should go for</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span text:style-name="Strong_20_Emphasis"><text:span text:style-name="T19">to pass </text:span></text:span><text:span text:style-name="Strong_20_Emphasis"><text:span text:style-name="T21">vector</text:span></text:span><text:span text:style-name="Strong_20_Emphasis"><text:span text:style-name="T19"> parameters by reference.</text:span></text:span><text:span text:style-name="T20"> </text:span>Also change the <text:span text:style-name="Code_20_Inline">modify</text:span> function, but leave the other <text:span text:style-name="Code_20_Inline">int</text:span> parameters alone. <text:span text:style-name="Strong_20_Emphasis"><text:span text:style-name="T19">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compile and run the program.<text:span text:style-name="Strong_20_Emphasis"> </text:span><text:span text:style-name="Strong_20_Emphasis"><text:span text:style-name="T19">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19">Were you correct?</text:span></text:span> ________________ <text:span text:style-name="Strong_20_Emphasis"><text:span text:style-name="T19">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Text_20_body">Listing 21-2 shows the new version of the program.</text:p>
      <text:p text:style-name="Code_20_Caption"><text:soft-page-break/><text:span text:style-name="T16">Listing 21-2.</text:span> Pass Parameters by Reference</text:p>
      <text:p text:style-name="Code">#include &lt;algorithm&gt;</text:p>
      <text:p text:style-name="Code">#include &lt;iostream&gt;</text:p>
      <text:p text:style-name="Code">#include &lt;iterator&gt;</text:p>
      <text:p text:style-name="Code">#include &lt;vector&gt;</text:p>
      <text:p text:style-name="Code"/>
      <text:p text:style-name="Code">
    <text:span text:style-name="Strong_20_Emphasis">void modify(int&amp; x)</text:span>
   </text:p>
      <text:p text:style-name="Code">{</text:p>
      <text:p text:style-name="Code"><text:span text:style-name="T17"><text:s text:c="2"/></text:span>x = 10;</text:p>
      <text:p text:style-name="Code">}</text:p>
      <text:p text:style-name="Code"/>
      <text:p text:style-name="Code">int triple(int x)</text:p>
      <text:p text:style-name="Code">{</text:p>
      <text:p text:style-name="Code"><text:span text:style-name="T17"><text:s text:c="2"/></text:span>return 3 * x;</text:p>
      <text:p text:style-name="Code">}</text:p>
      <text:p text:style-name="Code"/>
      <text:p text:style-name="Code">
    <text:span text:style-name="Strong_20_Emphasis">void print_vector(std::vector&lt;int&gt;&amp; v)</text:span>
   </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Code"/>
      <text:p text:style-name="Code">
    <text:span text:style-name="Strong_20_Emphasis">void add(std::vector&lt;int&gt;&amp; v, int a)</text:span>
   </text:p>
      <text:p text:style-name="Code">{</text:p>
      <text:p text:style-name="Code"><text:span text:style-name="T17"><text:s text:c="2"/></text:span>for (<text:change text:change-id="ct109590016"/><text:change-start text:change-id="ct106188720"/><text:span text:style-name="T2">auto</text:span><text:change-end text:change-id="ct106188720"/> i<text:change-start text:change-id="ct106461200"/><text:span text:style-name="T2">ter</text:span><text:change-end text:change-id="ct106461200"/><text:change text:change-id="ct106602000"/><text:change-start text:change-id="ct104526496"/><text:span text:style-name="T2">(</text:span><text:change-end text:change-id="ct104526496"/>v.begin()<text:change-start text:change-id="ct100611760"/><text:span text:style-name="T2">)</text:span><text:change-end text:change-id="ct100611760"/><text:change text:change-id="ct99952672"/>, end<text:change text:change-id="ct104245296"/><text:change-start text:change-id="ct80959344"/><text:span text:style-name="T2">(</text:span><text:change-end text:change-id="ct80959344"/>v.end()<text:change-start text:change-id="ct100809216"/><text:span text:style-name="T2">)</text:span><text:change-end text:change-id="ct100809216"/><text:change text:change-id="ct102925872"/>; i<text:change-start text:change-id="ct100228016"/><text:span text:style-name="T2">ter</text:span><text:change-end text:change-id="ct100228016"/> != end; ++i<text:change-start text:change-id="ct107462144"/><text:span text:style-name="T2">ter</text:span><text:change-end text:change-id="ct107462144"/>)</text:p>
      <text:p text:style-name="Code"><text:span text:style-name="T17"><text:s text:c="4"/></text:span>*i<text:change-start text:change-id="ct108944672"/><text:span text:style-name="T24">ter</text:span><text:change-end text:change-id="ct108944672"/> = *i<text:change-start text:change-id="ct77471520"/><text:span text:style-name="T24">ter</text:span><text:change-end text:change-id="ct77471520"/> + a;</text:p>
      <text:p text:style-name="Code"><text:span text:style-name="Comment_20_Reference"><text:span text:style-name="T13"><office:annotation><dc:creator>Stefan Turalski</dc:creator><dc:date>2013-09-12T21:59:00</dc:date><text:p text:style-name="P6"><text:span text:style-name="T26">old style?</text:span></text:p><text:p text:style-name="P6"><text:span text:style-name="T26">Shouldn’t be </text:span></text:p><text:p text:style-name="P7"><text:span text:style-name="T27"><text:tab/></text:span><text:span text:style-name="T28">for</text:span><text:span text:style-name="T27"> </text:span><text:span text:style-name="T29">(</text:span><text:span text:style-name="T28">auto</text:span><text:span text:style-name="T27"> </text:span><text:span text:style-name="T29">&amp;</text:span><text:span text:style-name="T30">i</text:span><text:span text:style-name="T27"> </text:span><text:span text:style-name="T29">:</text:span><text:span text:style-name="T27"> </text:span><text:span text:style-name="T30">v)</text:span></text:p><text:p text:style-name="P6"><text:span text:style-name="T31"><text:tab/></text:span><text:span text:style-name="T32"><text:tab/></text:span><text:span text:style-name="T31">i</text:span><text:span text:style-name="T32"> </text:span><text:span text:style-name="T33">=</text:span><text:span text:style-name="T32"> </text:span><text:span text:style-name="T31">i</text:span><text:span text:style-name="T32"> </text:span><text:span text:style-name="T33">+</text:span><text:span text:style-name="T32"> </text:span><text:span text:style-name="T34">a</text:span><text:span text:style-name="T33">;?</text:span></text:p></office:annotation></text:span></text:span>}</text:p>
      <text:p text:style-name="Code"/>
      <text:p text:style-name="Code">int main()</text:p>
      <text:p text:style-name="Code">{</text:p>
      <text:p text:style-name="Code"><text:span text:style-name="T17"><text:s text:c="2"/></text:span>int a{42};</text:p>
      <text:p text:style-name="Code"><text:span text:style-name="T17"><text:s text:c="2"/></text:span>modify(a);</text:p>
      <text:p text:style-name="Code"><text:span text:style-name="T17"><text:s text:c="2"/></text:span>std::cout &lt;&lt; "a=" &lt;&lt; a &lt;&lt; '\n';</text:p>
      <text:p text:style-name="Code"/>
      <text:p text:style-name="Code"><text:span text:style-name="T17"><text:s text:c="2"/></text:span>int b{triple(14)};</text:p>
      <text:p text:style-name="Code"><text:span text:style-name="T17"><text:s text:c="2"/></text:span>std::cout &lt;&lt; "b=" &lt;&lt; b &lt;&lt; '\n';</text:p>
      <text:p text:style-name="Code"/>
      <text:p text:style-name="Code"><text:span text:style-name="T17"><text:s text:c="2"/></text:span>std::vector&lt;int&gt; data{ 10, 20, 30, 40 };</text:p>
      <text:p text:style-name="Code"/>
      <text:p text:style-name="Code"><text:span text:style-name="T17"><text:s text:c="2"/></text:span>print_vector(data);</text:p>
      <text:p text:style-name="Code"><text:span text:style-name="T17"><text:s text:c="2"/></text:span>add(data, 42);</text:p>
      <text:p text:style-name="Code"><text:span text:style-name="T17"><text:s text:c="2"/></text:span>print_vector(data);</text:p>
      <text:p text:style-name="Code">}</text:p>
      <text:p text:style-name="Text_20_body">When I run the program, I get the following results:</text:p>
      <text:p text:style-name="Code">a=10</text:p>
      <text:p text:style-name="Code">b=42</text:p>
      <text:p text:style-name="Code">{ 10 20 30 40 }</text:p>
      <text:p text:style-name="Code">{ 52 62 72 82 }</text:p>
      <text:p text:style-name="Text_20_body">This time the program modified the <text:span text:style-name="Code_20_Inline">x</text:span> parameter in <text:span text:style-name="Code_20_Inline">modify</text:span> and updated the vector’s contents in <text:span text:style-name="Code_20_Inline">add</text:span>.</text:p>
      <text:p text:style-name="Text_20_body">
    <text:soft-page-break/>
    <text:span text:style-name="Strong_20_Emphasis">Change the rest of the parameters to use pass-by-reference. What do you expect to happen?</text:span>
   </text:p>
      <text:p text:style-name="Unnumbered_20_List">_____________________________________________________________</text:p>
      <text:p text:style-name="Unnumbered_20_List">_____________________________________________________________</text:p>
      <text:p text:style-name="Text_20_body">Try it. <text:span text:style-name="Strong_20_Emphasis"><text:span text:style-name="T19">What actually happens?</text:span></text:span></text:p>
      <text:p text:style-name="Unnumbered_20_List">_____________________________________________________________</text:p>
      <text:p text:style-name="Unnumbered_20_List">_____________________________________________________________</text:p>
      <text:p text:style-name="Text_20_body">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text:change text:change-id="ct107633824"/><text:change-start text:change-id="ct98404736"/>references. A<text:change-end text:change-id="ct98404736"/><text:change text:change-id="ct105381872"/> <text:span text:style-name="Comment_20_Reference"><text:span text:style-name="T11"><office:annotation><dc:creator>Stefan Turalski</dc:creator><dc:date>2013-09-12T22:08:00</dc:date><text:p text:style-name="P6"><text:span text:style-name="T26">??</text:span></text:p></office:annotation></text:span></text:span>literal is called an <text:span text:style-name="Emphasis">rvalue</text:span>, and expressions that are built-up from operators and function calls usually result in rvalues. When a parameter is a reference, the argument in the function call must be an lvalue. If the parameter is call-by-value, you can pass an rvalue.</text:p>
      <text:p text:style-name="Text_20_body"><text:span text:style-name="Strong_20_Emphasis"><text:span text:style-name="T19">Can you pass an lvalue to a call-by-value parameter?</text:span></text:span> ________________</text:p>
      <text:p text:style-name="Text_20_body">You’ve seen many examples that you can pass an lvalue. C++ automatically converts any lvalue to an rvalue when it needs to.<text:span text:style-name="Strong_20_Emphasis"> </text:span><text:span text:style-name="Strong_20_Emphasis"><text:span text:style-name="T19">Can you convert an rvalue to an lvalue?</text:span></text:span> ________________</text:p>
      <text:p text:style-name="Text_20_body">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const References</text:h>
      <text:p text:style-name="Body_20_Text_20_First">In the <text:change-start text:change-id="ct107699760"/><text:span text:style-name="T2">modified</text:span><text:change-end text:change-id="ct107699760"/><text:change text:change-id="ct102761792"/> <text:span text:style-name="Comment_20_Reference"><text:span text:style-name="T12"><office:annotation><dc:creator>Stefan Turalski</dc:creator><dc:date>2013-09-12T22:10:00</dc:date><text:p text:style-name="P6"><text:span text:style-name="T26">‘</text:span><text:span text:style-name="T26">modified’ or 21-2, for clarity</text:span></text:p></office:annotation></text:span></text:span>program, the <text:span text:style-name="Code_20_Inline">print_vector</text:span> function takes its parameter by reference, but it doesn’t modify the parameter. This opens a window for programming errors: you can accidentally write code to modify the vector. To prevent such errors, you can revert to call-by-value, but you would still have a memory problem if the argument is large. Ideally, you would be able to pass an argument by reference, but still prevent the function from modifying its parameter. Well, as it turns out, such a method does exist: remember <text:span text:style-name="Code_20_Inline">const</text:span>? C++ lets you declare a function parameter <text:span text:style-name="Code_20_Inline">const</text:span>, too:</text:p>
      <text:p text:style-name="Code">void print_vector(std::vector&lt;int&gt; const&amp; v)</text:p>
      <text:p text:style-name="Code">{</text:p>
      <text:p text:style-name="Code"><text:span text:style-name="T17"><text:s text:c="2"/></text:span>std::cout &lt;&lt; "{ ";</text:p>
      <text:p text:style-name="Code"><text:span text:style-name="T17"><text:s text:c="2"/></text:span>std::copy(v.begin(), v.end(), std::ostream_iterator&lt;int&gt;(std::cout, " "));</text:p>
      <text:p text:style-name="Code"><text:span text:style-name="T17"><text:s text:c="2"/></text:span>std::cout &lt;&lt; "}\n";</text:p>
      <text:p text:style-name="Code">}</text:p>
      <text:p text:style-name="Text_20_body">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text:soft-page-break/>const Wars</text:p>
      <text:p text:style-name="Side_20_Bar_20_Body">Many C++ programmers put the <text:span text:style-name="Code_20_Inline">const</text:span> keyword in front of the type, as demonstrated in the following:</text:p>
      <text:p text:style-name="SB_20_Code">void print_vector(const std::vector&lt;int&gt;&amp; v)</text:p>
      <text:p text:style-name="Side_20_Bar_20_Body">For simple definitions, the <text:span text:style-name="Code_20_Inline">const</text:span> placement is not critical. For example, to define a named constant, you might 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 more complicated declaration, such as the parameter to <text:span text:style-name="Code_20_Inline">print_vector</text:span>, the differen<text:change text:change-id="ct104236544"/><text:change-start text:change-id="ct106797520"/><text:span text:style-name="T23">t styl</text:span><text:change-end text:change-id="ct106797520"/>e is more significant<text:span text:style-name="Comment_20_Reference"><text:span text:style-name="T13"><office:annotation><dc:creator>Stefan Turalski</dc:creator><dc:date>2013-09-12T22:20:00</dc:date><text:p text:style-name="P6"><text:span text:style-name="T26">you mean difference in style, not behaviour right? Please clarify.</text:span></text:p></office:annotation></text:span></text:span>. I 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out-in-front. Again, this is an opportunity for you to be in the vanguard of the most up-to-date C++ programming trends. But you need to get used to reading code with <text:span text:style-name="Code_20_Inline">const</text:span> out in front, because you’re going to see a lot of it.</text:p>
      <text:p text:style-name="Text_20_body">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text:change text:change-id="ct103925312"/><text:change-start text:change-id="ct106892848"/><text:span text:style-name="T2">v</text:span><text:change-end text:change-id="ct106892848"/><text:span text:style-name="Comment_20_Reference"><text:span text:style-name="T13"><office:annotation><dc:creator>Stefan Turalski</dc:creator><dc:date>2013-09-12T22:22:00</dc:date><text:p text:style-name="P6"><text:span text:style-name="T26">It’s v not data</text:span></text:p></office:annotation></text:span></text:span>.push_back(10); // add an element</text:p>
      <text:p text:style-name="Code"><text:change text:change-id="ct98640880"/><text:change-start text:change-id="ct69974048"/><text:span text:style-name="T2">v</text:span><text:change-end text:change-id="ct69974048"/>.pop_back(); <text:s text:c="3"/>// remove the last element</text:p>
      <text:p text:style-name="Code"><text:change text:change-id="ct98669536"/><text:change-start text:change-id="ct104970880"/><text:span text:style-name="T2">v</text:span><text:change-end text:change-id="ct104970880"/>.front() = 42; <text:s/>// modify an element</text:p>
      <text:p text:style-name="Text_20_body">The compiler stops you from modifying a <text:span text:style-name="Code_20_Inline">const</text:span> parameter.</text:p>
      <text:p text:style-name="Text_20_body">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Text_20_body">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int triple(int const&amp; x)</text:p>
      <text:p text:style-name="Text_20_body">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soft-page-break/>const_iterator</text:h>
      <text:p text:style-name="Body_20_Text_20_First">One additional trick you need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 because you cannot modify its value, so the iterator cannot advance. You can still modify the element by assigning to the dereferenced iterator (e.g., <text:span text:style-name="Code_20_Inline">*iter</text:span>). Instead, a <text:span text:style-name="Code_20_Inline">const_iterator</text:span> can be modified and advanced, but when you dereference the iterator, the resulting object is <text:span text:style-name="Code_20_Inline">const</text:span>. Thus, you can read values but not modify them; this means you can safely use a <text:span text:style-name="Code_20_Inline">const_iterator</text:span> to iterate over a <text:span text:style-name="Code_20_Inline">const</text:span> container.</text:p>
      <text:p text:style-name="Code">void print_vector(std::vector&lt;int&gt; const&amp; v)</text:p>
      <text:p text:style-name="Code">{</text:p>
      <text:p text:style-name="Code"><text:span text:style-name="T17"><text:s text:c="2"/></text:span>std::cout &lt;&lt; "{ ";</text:p>
      <text:p text:style-name="Code"><text:span text:style-name="T17"><text:s text:c="2"/></text:span>std::string separator{};</text:p>
      <text:p text:style-name="Code">
    <text:span text:style-name="T9">
     <text:s/>
    </text:span>
    <text:span text:style-name="Strong_20_Emphasis">
     <text:span text:style-name="T17">
      <text:s/>
     </text:span>
    </text:span>
    <text:span text:style-name="Strong_20_Emphasis">for (std::vector&lt;int&gt;::const_iterator i{v.begin()}, end{v.end()}; i != end; ++i)</text:span>
   </text:p>
      <text:p text:style-name="Code"><text:span text:style-name="T17"><text:s text:c="2"/></text:span>{</text:p>
      <text:p text:style-name="Code"><text:span text:style-name="T17"><text:s text:c="4"/></text:span>std::cout &lt;&lt; <text:change-start text:change-id="ct80236768"/><text:span text:style-name="T2">sepa</text:span><text:span text:style-name="T25">r</text:span><text:span text:style-name="T2">ator &lt;&lt; </text:span><text:change-end text:change-id="ct80236768"/>*i<text:change text:change-id="ct109477168"/>;</text:p>
      <text:p text:style-name="Code"><text:span text:style-name="T17"><text:s text:c="4"/></text:span>separator = ", ";<text:span text:style-name="Comment_20_Reference"><text:span text:style-name="T13"><office:annotation><dc:creator>Stefan Turalski</dc:creator><dc:date>2013-09-12T22:34:00</dc:date><text:p text:style-name="P6"><text:span text:style-name="T26">I guess we just want the separator{“, “} and skip on the past output?, toherwise we will see 1020, 30, 40 etc</text:span></text:p></office:annotation></text:span></text:span></text:p>
      <text:p text:style-name="Code"><text:span text:style-name="T17"><text:s text:c="2"/></text:span>}</text:p>
      <text:p text:style-name="Code"><text:span text:style-name="T17"><text:s text:c="2"/></text:span>std::cout &lt;&lt; "}\n";</text:p>
      <text:p text:style-name="Code">}</text:p>
      <text:p text:style-name="Text_20_body"><text:change-start text:change-id="ct105577360"/><text:span text:style-name="T2">You can do the same with a range-based for loop, </text:span><text:change-end text:change-id="ct105577360"/><text:change text:change-id="ct106766208"/>but I wanted to show the use of <text:change text:change-id="ct105110928"/><text:span text:style-name="Code_20_Inline">const_iterator</text:span>.</text:p>
      <text:h text:style-name="Heading_20_1" text:outline-level="1">Multiple Output Parameters</text:h>
      <text:p text:style-name="Body_20_Text_20_First"><text:span text:style-name="T22">You’ve already seen how to return a value from a function. And you’ve seen how a function can modify an argument by declaring the parameter as a reference. You can use reference parameters to “return” multiple values from a function</text:span>. For example, you may want to write a function that reads a pair of numbers from the standard input, as shown in the following:</text:p>
      <text:p text:style-name="Code">void read_numbers(int&amp; x, int&amp; y)</text:p>
      <text:p text:style-name="Code">{</text:p>
      <text:p text:style-name="Code"><text:span text:style-name="T17"><text:s text:c="2"/></text:span>std::cin &gt;&gt; x &gt;&gt; y;</text:p>
      <text:p text:style-name="Code">}</text:p>
      <text:p text:style-name="Text_20_body">Now that you know how to pass strings, vectors, and whatnot to a function, you can begin to make further improvements to the word-counting program, as you will see in the next Exploration.</text:p>
      <text:p text:style-name="Text_20_body">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Arial1" svg:font-family="Arial"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Arial4" svg:font-family="Arial"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21 </text:span>
     <text:span text:style-name="MT2"></text:span>
     <text:span text:style-name="MT3"> Function Arguments</text:span>
    </text:p>
      </style:header>
      <style:header-left style:display="false">
        <text:p text:style-name="Header">
     <text:span text:style-name="MT3">CHAPTER 21 </text:span>
     <text:span text:style-name="MT2"></text:span>
     <text:span text:style-name="MT3"> Function Arguments</text:span>
    </text:p>
      </style:header-left>
      <style:footer>
        <text:p text:style-name="MP2">
     <text:page-number text:select-page="current">7</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94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2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2T17:37:00</meta:creation-date>
    <dc:creator>Ray Lischner</dc:creator>
    <dc:date>2013-09-29T22:07:54</dc:date>
    <meta:print-date>2009-03-19T10:05:00</meta:print-date>
    <meta:editing-cycles>7</meta:editing-cycles>
    <meta:editing-duration>P2171DT9H40M3S</meta:editing-duration>
    <meta:generator>LibreOffice/4.0-5$Linux_X86_64 LibreOffice_project/400m0$Build-305</meta:generator>
    <meta:document-statistic meta:table-count="0" meta:image-count="0" meta:object-count="0" meta:page-count="8" meta:paragraph-count="205" meta:word-count="1761" meta:character-count="12362" meta:non-whitespace-character-count="10699"/>
    <meta:user-defined meta:name="Chapter Number">2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